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65cm" fo:line-height="158%" fo:text-align="start" style:justify-single-word="false" fo:orphans="2" fo:widows="2" fo:text-indent="0cm" style:auto-text-indent="false" fo:background-color="#e0e0e0" fo:padding="0cm" fo:border="none">
        <style:background-image/>
      </style:paragraph-properties>
      <style:text-properties fo:font-variant="normal" fo:text-transform="none" fo:color="#111111" style:font-name="Times new roman" fo:font-size="13pt" fo:letter-spacing="normal" fo:font-style="normal" fo:font-weight="normal" style:font-size-asian="13pt" style:font-size-complex="13pt"/>
    </style:style>
    <style:style style:name="P2" style:family="paragraph" style:parent-style-name="Preformatted_20_Text">
      <style:paragraph-properties fo:margin-top="0cm" fo:margin-bottom="0.265cm" fo:line-height="158%" fo:text-align="start" style:justify-single-word="false" fo:orphans="2" fo:widows="2" fo:background-color="#e0e0e0" fo:padding="0cm" fo:border="none">
        <style:background-image/>
      </style:paragraph-properties>
      <style:text-properties fo:font-variant="normal" fo:text-transform="none" fo:color="#111111" style:font-name="Times new roman" fo:font-size="13pt" fo:letter-spacing="normal" fo:font-style="normal" fo:font-weight="normal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11111" style:font-name="Times new roman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11111"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11111" style:font-name="Times new roman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111111" style:font-name="Times new roman" fo:font-size="13pt" fo:letter-spacing="normal" fo:font-style="normal" style:text-underline-style="none" fo:font-weight="normal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111111" style:font-name="Times new roman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Heading_20_1">
      <style:paragraph-properties fo:text-align="start" style:justify-single-word="false"/>
      <style:text-properties fo:font-variant="normal" fo:text-transform="none" fo:color="#111111" style:font-name="Times new roman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Text_20_body" style:list-style-name="L2">
      <style:paragraph-properties fo:text-align="start" style:justify-single-word="false"/>
      <style:text-properties fo:font-variant="normal" fo:text-transform="none" fo:color="#111111" style:font-name="Times new roman" fo:font-size="13pt" fo:letter-spacing="normal" fo:font-style="normal" style:text-underline-style="none" fo:font-weight="normal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111111" style:font-name="Roboto" fo:font-size="12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111111" style:font-name="Roboto" fo:font-size="12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 style:list-style-name="L2">
      <style:paragraph-properties fo:text-align="start" style:justify-single-word="false"/>
      <style:text-properties fo:font-variant="normal" fo:text-transform="none" style:font-name="Roboto" fo:font-size="12pt" fo:letter-spacing="normal" fo:font-style="normal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111111"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111111"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11111" style:font-name="Times new roman" fo:font-size="13pt" fo:letter-spacing="normal" fo:font-style="normal" style:text-underline-style="none" fo:font-weight="normal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weight="normal"/>
    </style:style>
    <style:style style:name="T4" style:family="text">
      <style:text-properties fo:font-variant="normal" fo:text-transform="none" fo:color="#111111" style:font-name="Times new roman" fo:font-size="13pt" fo:letter-spacing="normal" fo:font-weight="normal" style:font-size-asian="13pt" style:font-size-complex="13pt"/>
    </style:style>
    <style:style style:name="T5" style:family="text">
      <style:text-properties fo:font-variant="normal" fo:text-transform="none" fo:color="#111111" style:text-line-through-style="none" style:font-name="Times new roman" fo:font-size="13pt" fo:letter-spacing="normal" fo:font-weight="normal" style:text-blinking="false" style:font-size-asian="13pt" style:font-size-complex="13pt"/>
    </style:style>
    <style:style style:name="T6" style:family="text">
      <style:text-properties fo:color="#111111" style:font-name="Times new roman"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L Concepts</text:p>
      <text:p text:style-name="P5"/>
      <text:p text:style-name="P5"><text:span text:style-name="T1">map and unordered_map:</text:span> <text:s/></text:p>
      <text:list xml:id="list828184313327965684" text:style-name="L1">
        <text:list-item>
          <text:p text:style-name="P15">Both key value pair.</text:p>
        </text:list-item>
        <text:list-item>
          <text:p text:style-name="P15">Map is implemented by RBT, <text:s/>un. Is Implemented by Hash Table.</text:p>
        </text:list-item>
        <text:list-item>
          <text:p text:style-name="P15">Map ordered but uno._map is not <text:s text:c="2"/></text:p>
        </text:list-item>
        <text:list-item>
          <text:p text:style-name="P15">un_map is fast, avg time comlexity for insertion, del, tra- O(1).</text:p>
        </text:list-item>
        <text:list-item>
          <text:p text:style-name="P15">Map ”---” nlogn</text:p>
        </text:list-item>
      </text:list>
      <text:p text:style-name="P5"/>
      <text:p text:style-name="P6">set and unordered_set:</text:p>
      <text:p text:style-name="P6"/>
      <text:h text:style-name="P9" text:outline-level="1">Pair in C++:</text:h>
      <text:list xml:id="list1016985514691399811" text:style-name="L2">
        <text:list-item>
          <text:p text:style-name="P10">Pair is used to combine together two values which may be different in type. Pair provides a way to store two heterogeneous objects as a single unit.</text:p>
        </text:list-item>
        <text:list-item>
          <text:p text:style-name="P13"><text:span text:style-name="T6">defined in </text:span><text:span text:style-name="Strong_20_Emphasis"><text:span text:style-name="T6">&lt;utility&gt;</text:span></text:span><text:span text:style-name="T6"> header</text:span></text:p>
        </text:list-item>
        <text:list-item>
          <text:p text:style-name="P10">//CPP program to illustrate pair STL </text:p>
          <text:p text:style-name="P10"/>
        </text:list-item>
      </text:list>
      <text:p text:style-name="P7">#include &lt;iostream&gt; </text:p>
      <text:p text:style-name="P7">#include &lt;utility&gt; </text:p>
      <text:p text:style-name="P7">using namespace std; </text:p>
      <text:p text:style-name="P7"/>
      <text:p text:style-name="P7">int main() </text:p>
      <text:p text:style-name="P7">{ </text:p>
      <text:p text:style-name="P7"><text:tab/>pair &lt;int, char&gt; PAIR1 ; </text:p>
      <text:p text:style-name="P7"/>
      <text:p text:style-name="P7"><text:tab/>PAIR1.first = 100; </text:p>
      <text:p text:style-name="P7"><text:tab/>PAIR1.second = 'G' ; </text:p>
      <text:p text:style-name="P7"/>
      <text:p text:style-name="P7"><text:tab/>cout &lt;&lt; PAIR1.first &lt;&lt; " " ; </text:p>
      <text:p text:style-name="P7"><text:tab/>cout &lt;&lt; PAIR1.second &lt;&lt; endl ; </text:p>
      <text:p text:style-name="P7"/>
      <text:p text:style-name="P7"><text:tab/>return 0; </text:p>
      <text:p text:style-name="P7">} </text:p>
      <text:p text:style-name="P6"/>
      <text:p text:style-name="P6"/>
      <text:p text:style-name="P6"/>
      <text:p text:style-name="P6"/>
      <text:p text:style-name="P6"><text:span text:style-name="T2">make_pair() </text:span><text:span text:style-name="T3">: This template function allows to create a value pair without writing the types </text:span><text:soft-page-break/><text:span text:style-name="T3">explicitly.</text:span></text:p>
      <text:p text:style-name="P16"/>
      <text:p text:style-name="P3"><text:span text:style-name="T4">A </text:span><text:a xlink:type="simple" xlink:href="http://quiz.geeksforgeeks.org/vector-sequence-containers-the-c-standard-template-library-stl-set-1/" office:target-frame-name="_blank" xlink:show="new" text:style-name="Internet_20_link" text:visited-style-name="Visited_20_Internet_20_Link">vector</text:a><text:span text:style-name="T5"> </text:span><text:span text:style-name="T4">containing multiple number of such pairs is called a vector of pairs.</text:span></text:p>
      <text:p text:style-name="P5"/>
      <text:p text:style-name="P5">// C++ program to demonstrate vector of pairs </text:p>
      <text:p text:style-name="P5">#include&lt;bits/stdc++.h&gt; </text:p>
      <text:p text:style-name="P5">using namespace std; </text:p>
      <text:p text:style-name="P5"/>
      <text:p text:style-name="P5">int main() </text:p>
      <text:p text:style-name="P5">{ </text:p>
      <text:p text:style-name="P5"><text:tab/>//declaring vector of pairs </text:p>
      <text:p text:style-name="P5"><text:tab/>vector&lt; pair &lt;int,int&gt; &gt; vect; </text:p>
      <text:p text:style-name="P5"/>
      <text:p text:style-name="P5"><text:tab/>// initialising 1st and 2nd element of </text:p>
      <text:p text:style-name="P5"><text:tab/>// pairs with array values </text:p>
      <text:p text:style-name="P5"><text:tab/>int arr[] = {10, 20, 5, 40 }; </text:p>
      <text:p text:style-name="P5"><text:tab/>int arr1[] = {30, 60, 20, 50}; </text:p>
      <text:p text:style-name="P5"><text:tab/>int n = sizeof(arr)/sizeof(arr[0]); </text:p>
      <text:p text:style-name="P5"/>
      <text:p text:style-name="P5"><text:tab/>// Entering values in vector of pairs </text:p>
      <text:p text:style-name="P5"><text:tab/>for (int i=0; i&lt;n; i++) </text:p>
      <text:p text:style-name="P5"><text:tab/><text:tab/>vect.push_back( make_pair(arr[i],arr1[i]) ); </text:p>
      <text:p text:style-name="P5"/>
      <text:p text:style-name="P5"><text:tab/>// Printing the vector </text:p>
      <text:p text:style-name="P5"><text:tab/>for (int i=0; i&lt;n; i++) </text:p>
      <text:p text:style-name="P5"><text:tab/>{ </text:p>
      <text:p text:style-name="P5"><text:tab/><text:tab/>// "first" and "second" are used to access </text:p>
      <text:p text:style-name="P5"><text:tab/><text:tab/>// 1st and 2nd element of pair respectively </text:p>
      <text:p text:style-name="P5"><text:tab/><text:tab/>cout &lt;&lt; vect[i].first &lt;&lt; " "</text:p>
      <text:p text:style-name="P5"><text:tab/><text:tab/><text:tab/>&lt;&lt; vect[i].second &lt;&lt; endl; </text:p>
      <text:p text:style-name="P5"><text:tab/>} </text:p>
      <text:p text:style-name="P5"/>
      <text:p text:style-name="P5"><text:tab/>return 0; </text:p>
      <text:p text:style-name="P5">} </text:p>
      <text:p text:style-name="P5"/>
      <text:p text:style-name="P8">Output:</text:p>
      <text:p text:style-name="P1">10 30</text:p>
      <text:p text:style-name="P2">20 60</text:p>
      <text:p text:style-name="P2">5 20</text:p>
      <text:p text:style-name="P2">40 50</text:p>
      <text:p text:style-name="P5"/>
      <text:p text:style-name="P5"/>
      <text:p text:style-name="P5"/>
      <text:p text:style-name="P12"><text:soft-page-break/>Template :</text:p>
      <text:p text:style-name="P11">A template is a simple and yet very powerful tool in C++. The simple idea is to pass data type as a parameter so that we don’t need to write the same code for different data types.</text:p>
      <text:p text:style-name="P11">Function template:</text:p>
      <text:p text:style-name="P11">#include&lt;iostream&gt;</text:p>
      <text:p text:style-name="P11">using namespace std;</text:p>
      <text:p text:style-name="P11">template &lt;typename T&gt;</text:p>
      <text:p text:style-name="P11">void printArray(T arr,int s)</text:p>
      <text:p text:style-name="P11">{</text:p>
      <text:p text:style-name="P11"><text:s text:c="4"/>for(int i=0;i&lt;s;i++)</text:p>
      <text:p text:style-name="P11"><text:s text:c="4"/>{</text:p>
      <text:p text:style-name="P11"><text:s text:c="8"/>cout&lt;&lt;arr[i]&lt;&lt;" ";</text:p>
      <text:p text:style-name="P11"><text:s text:c="4"/>}</text:p>
      <text:p text:style-name="P11">}</text:p>
      <text:p text:style-name="P11">int main()</text:p>
      <text:p text:style-name="P11">{</text:p>
      <text:p text:style-name="P11"><text:s text:c="4"/>int arr[]={1,2,3,4,5};</text:p>
      <text:p text:style-name="P11"><text:s text:c="4"/>cout&lt;&lt;"Printing Int arr\n";</text:p>
      <text:p text:style-name="P11"><text:s text:c="4"/>printArray(arr,5);</text:p>
      <text:p text:style-name="P11"><text:s text:c="4"/>cout&lt;&lt;"\n\nPrinting Char array with same function\n";</text:p>
      <text:p text:style-name="P11"/>
      <text:p text:style-name="P11"><text:s text:c="4"/>char arr2[]={'a','b','c'};</text:p>
      <text:p text:style-name="P11"><text:s text:c="4"/>printArray(arr2,3);</text:p>
      <text:p text:style-name="P11"/>
      <text:p text:style-name="P11">}</text:p>
      <text:p text:style-name="P11"/>
      <text:p text:style-name="P12">class template:</text:p>
      <text:p text:style-name="P11"/>
      <text:p text:style-name="P5">#include&lt;iostream&gt;</text:p>
      <text:p text:style-name="P5">#include&lt;vector&gt;</text:p>
      <text:p text:style-name="P5">using namespace std;</text:p>
      <text:p text:style-name="P5"/>
      <text:p text:style-name="P5">template&lt;typename T&gt; //We create a generic vector array</text:p>
      <text:p text:style-name="P5">class Generic{</text:p>
      <text:p text:style-name="P5">public:</text:p>
      <text:p text:style-name="P5"><text:s text:c="4"/>int Size;</text:p>
      <text:p text:style-name="P5"/>
      <text:p text:style-name="P5"><text:s text:c="4"/>vector&lt;T&gt; *arr;</text:p>
      <text:p text:style-name="P5"><text:soft-page-break/></text:p>
      <text:p text:style-name="P5"><text:s text:c="4"/>Generic(int s)</text:p>
      <text:p text:style-name="P5"><text:s text:c="4"/>{</text:p>
      <text:p text:style-name="P5"><text:s text:c="8"/>this-&gt;Size=s;</text:p>
      <text:p text:style-name="P5"><text:s text:c="8"/>arr=new vector&lt;T&gt;[s];</text:p>
      <text:p text:style-name="P5"><text:s text:c="4"/>}</text:p>
      <text:p text:style-name="P5"><text:s text:c="4"/>void addElement(int i,vector&lt;T&gt; v)</text:p>
      <text:p text:style-name="P5"><text:s text:c="4"/>{</text:p>
      <text:p text:style-name="P5"><text:s text:c="8"/>arr[i]=v;</text:p>
      <text:p text:style-name="P5"><text:s text:c="4"/>}</text:p>
      <text:p text:style-name="P5"/>
      <text:p text:style-name="P5"><text:s text:c="4"/>void printArray()</text:p>
      <text:p text:style-name="P5"><text:s text:c="4"/>{</text:p>
      <text:p text:style-name="P5"><text:s text:c="8"/>for(int i=0;i&lt;Size;i++)</text:p>
      <text:p text:style-name="P5"><text:s text:c="8"/>{</text:p>
      <text:p text:style-name="P5"><text:s text:c="12"/>for(auto x:arr[i])</text:p>
      <text:p text:style-name="P5"><text:s text:c="12"/>{</text:p>
      <text:p text:style-name="P5"><text:s text:c="16"/>cout&lt;&lt;x&lt;&lt;" ";</text:p>
      <text:p text:style-name="P5"><text:s text:c="12"/>}</text:p>
      <text:p text:style-name="P5"><text:s text:c="12"/>cout&lt;&lt;endl;</text:p>
      <text:p text:style-name="P5"><text:s text:c="8"/>}</text:p>
      <text:p text:style-name="P5"><text:s text:c="4"/>}</text:p>
      <text:p text:style-name="P5"/>
      <text:p text:style-name="P5"/>
      <text:p text:style-name="P5"/>
      <text:p text:style-name="P5">};</text:p>
      <text:p text:style-name="P5"/>
      <text:p text:style-name="P5">int main()</text:p>
      <text:p text:style-name="P5">{</text:p>
      <text:p text:style-name="P5"><text:s text:c="4"/>vector&lt;int&gt; v1={1,2,3};</text:p>
      <text:p text:style-name="P5"><text:s text:c="4"/>vector&lt;string&gt; v2={"asd","ghgj"};</text:p>
      <text:p text:style-name="P5"><text:s text:c="4"/>Generic&lt;int&gt; g(2);</text:p>
      <text:p text:style-name="P5"><text:s text:c="4"/>g.addElement(0,v1);</text:p>
      <text:p text:style-name="P5"><text:s text:c="4"/>g.addElement(1,v1);</text:p>
      <text:p text:style-name="P5"><text:s text:c="4"/>g.printArray();</text:p>
      <text:p text:style-name="P5"/>
      <text:p text:style-name="P5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IN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Noto Sans CJK SC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kash Tiwari</meta:initial-creator>
    <meta:creation-date>2019-12-30T10:40:22</meta:creation-date>
    <dc:date>2019-12-31T21:34:59</dc:date>
    <dc:creator>Prakash Tiwari</dc:creator>
    <meta:editing-duration>PT1H33M25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4" meta:paragraph-count="117" meta:word-count="423" meta:character-count="2803"/>
  </office:meta>
</office:document-meta>
</file>